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cc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14 : La gestion des risques liés à l'activité de l'entreprise</text:p>
      <text:p text:style-name="P2">(approche juridique)</text:p>
      <text:p text:style-name="P2"/>
      <text:p text:style-name="P7">4 compétences attendues :</text:p>
      <text:p text:style-name="P7"/>
      <text:list xml:id="list5028124068866627297" text:style-name="L1">
        <text:list-item>
          <text:p text:style-name="P4">Savoir caractériser le risque d'une situation donnée</text:p>
        </text:list-item>
        <text:list-item>
          <text:p text:style-name="P4">Savoir identifier la nature juridique de la responsabilité d'une entreprise dans une situation donnée</text:p>
        </text:list-item>
        <text:list-item>
          <text:p text:style-name="P4">Savoir identifier le régime juridique de responsabilité applicable à une situation donnée</text:p>
        </text:list-item>
        <text:list-item>
          <text:p text:style-name="P4">Savoir mettre en œuvre une action en responsabilité</text:p>
        </text:list-item>
      </text:list>
      <text:p text:style-name="P3"/>
      <text:p text:style-name="P3"/>
      <text:p text:style-name="P7">Plan du chap :</text:p>
      <text:p text:style-name="P7"/>
      <text:list xml:id="list9164780421315151188" text:style-name="L2">
        <text:list-item>
          <text:p text:style-name="P5">La notion de risque dans le cadre de l'activité des entreprises</text:p>
        </text:list-item>
        <text:list-item>
          <text:p text:style-name="P5">Le principe de la responsabilité en droit</text:p>
        </text:list-item>
        <text:list-item>
          <text:p text:style-name="P5">La responsabilité en droit civil</text:p>
        </text:list-item>
      </text:list>
      <text:p text:style-name="P3"/>
      <text:p text:style-name="P3"/>
      <text:p text:style-name="P6">I – Voir pla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5-25T11:32:17</meta:creation-date>
    <dc:date>2022-05-25T11:56:18</dc:date>
    <dc:creator>Jordan </dc:creator>
    <meta:editing-duration>PT8M41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12" meta:word-count="97" meta:character-count="585"/>
  </office:meta>
</office:document-meta>
</file>